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1507C8265C5BB34B.png" manifest:media-type="image/png"/>
  <manifest:file-entry manifest:full-path="Pictures/100002010000009600000072C881FE8BB3E314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8c3a"/>
    </style:style>
    <style:style style:name="P2" style:family="paragraph" style:parent-style-name="Standard">
      <style:paragraph-properties fo:text-align="center" style:justify-single-word="false"/>
      <style:text-properties officeooo:rsid="00128c3a" officeooo:paragraph-rsid="00128c3a"/>
    </style:style>
    <style:style style:name="T1" style:family="text">
      <style:text-properties officeooo:rsid="00128c3a"/>
    </style:style>
    <style:style style:name="T2" style:family="text">
      <style:text-properties officeooo:rsid="00135d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6.331cm" svg:y="-0.381cm" svg:width="3.971cm" svg:height="3.016cm" draw:z-index="1"><draw:image xlink:href="Pictures/100002010000009600000072C881FE8BB3E314DF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2">SOPORTE TECNICO</text:p>
      <text:p text:style-name="P1"/>
      <text:p text:style-name="P1"><draw:frame draw:style-name="fr1" draw:name="Image1" text:anchor-type="paragraph" svg:x="0.093cm" svg:y="0.233cm" svg:width="1.628cm" svg:height="1.628cm" draw:z-index="0"><draw:image xlink:href="Pictures/1000020100000200000002001507C8265C5BB34B.png" xlink:type="simple" xlink:show="embed" xlink:actuate="onLoad"/></draw:frame></text:p>
      <text:p text:style-name="P1"><text:s/><text:span text:style-name="T2">foto</text:span></text:p>
      <text:p text:style-name="P1"/>
      <text:p text:style-name="P1"/>
      <text:p text:style-name="P1"><text:span text:style-name="T1">Nombre: Aracelys</text:span></text:p>
      <text:p text:style-name="Standard"><text:span text:style-name="T1">Correo:</text:span></text:p>
      <text:p text:style-name="Standard"><text:span text:style-name="T1">Telefono:</text:span></text:p>
      <text:p text:style-name="Standard"/>
      <text:p text:style-name="Standard"/>
      <text:p text:style-name="Standard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1:32:49.136973366</meta:creation-date>
    <dc:date>2017-04-19T21:38:34.019387150</dc:date>
    <meta:editing-duration>PT5M32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7" meta:word-count="7" meta:character-count="55" meta:non-whitespace-character-count="49"/>
  </office:meta>
</office:document-meta>
</file>